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</office:automatic-styles>
  <office:body>
    <office:drawing>
      <draw:page draw:name="page1" draw:style-name="dp1" draw:master-page-name="Default">
        <draw:frame draw:style-name="gr1" draw:layer="layout" svg:width="6cm" svg:height="1.359cm" svg:x="8.076cm" svg:y="14.45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0:58:13.744713957</meta:creation-date>
    <dc:date>2018-02-16T10:58:30.140049487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 fo:border="0.06pt solid #000000"/>
      <style:text-properties style:font-name="Bitstream Vera Sans" fo:font-size="9pt" fo:font-weight="normal"/>
    </style:style>
    <style:style style:name="ce10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style:font-name="Bitstream Vera Sans" fo:font-size="9pt" fo:font-weight="bold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font-name="Bitstream Vera Sans" fo:font-size="9pt" fo:font-weight="bold"/>
    </style:style>
    <style:style style:name="ce12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fo:color="#000000" style:font-name="Bitstream Vera Sans" fo:font-size="9pt" fo:language="en" fo:country="US" fo:font-weight="normal" style:font-name-asian="Lucida Sans Unicode1" style:font-size-asian="6.80000019073486pt" style:language-asian="en" style:country-asian="US" style:font-name-complex="Bitstream Vera Sans" style:font-size-complex="5.09999990463257pt" style:language-complex="en" style:country-complex="US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style:font-name="Bitstream Vera Sans" fo:font-size="9pt" fo:font-weight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Bitstream Vera Sans" fo:font-size="9pt" fo:font-weight="normal"/>
    </style:style>
    <style:style style:name="ce3" style:family="table-cell" style:parent-style-name="Default">
      <style:text-properties fo:font-weight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Vera Sans" fo:font-size="9pt" fo:font-weight="bold"/>
    </style:style>
    <style:style style:name="ce5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bold"/>
    </style:style>
    <style:style style:name="ce7" style:family="table-cell" style:parent-style-name="Default" style:data-style-name="N3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normal"/>
    </style:style>
    <style:style style:name="ce8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fo:color="#000000" style:font-name="Bitstream Vera Sans" fo:font-size="9pt" fo:language="en" fo:country="US" fo:font-weight="normal" style:font-name-asian="Lucida Sans Unicode1" style:font-size-asian="6.80000019073486pt" style:language-asian="en" style:country-asian="US" style:font-name-complex="Bitstream Vera Sans" style:font-size-complex="5.09999990463257pt" style:language-complex="en" style:country-complex="US"/>
    </style:style>
    <style:style style:name="ce9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bold"/>
    </style:style>
    <style:style style:name="ce27" style:family="table-cell" style:parent-style-name="Default">
      <style:table-cell-properties fo:background-color="#cccccc" fo:border="0.06pt solid #000000"/>
      <style:text-properties style:font-name="Bitstream Vera Sans" fo:font-size="9pt" fo:font-weight="normal"/>
    </style:style>
    <style:style style:name="ce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Bitstream Vera Sans" fo:font-size="9pt" fo:font-weight="normal"/>
    </style:style>
    <style:style style:name="ce29" style:family="table-cell" style:parent-style-name="Default">
      <style:text-properties fo:font-weight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Vera Sans" fo:font-size="9pt" fo:font-weight="bold"/>
    </style:style>
    <style:style style:name="ce31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bold"/>
    </style:style>
    <style:style style:name="ce33" style:family="table-cell" style:parent-style-name="Default" style:data-style-name="N3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normal"/>
    </style:style>
    <style:style style:name="ce34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fo:color="#000000" style:font-name="Bitstream Vera Sans" fo:font-size="9pt" fo:language="en" fo:country="US" fo:font-weight="normal" style:font-name-asian="Lucida Sans Unicode1" style:font-size-asian="6.80000019073486pt" style:language-asian="en" style:country-asian="US" style:font-name-complex="Bitstream Vera Sans" style:font-size-complex="5.09999990463257pt" style:language-complex="en" style:country-complex="US"/>
    </style:style>
    <style:style style:name="ce35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bold"/>
    </style:style>
    <style:style style:name="ce36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style:font-name="Bitstream Vera Sans" fo:font-size="9pt" fo:font-weight="bold"/>
    </style:style>
    <style:style style:name="ce3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font-name="Bitstream Vera Sans" fo:font-size="9pt" fo:font-weight="bold"/>
    </style:style>
    <style:style style:name="ce38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fo:color="#000000" style:font-name="Bitstream Vera Sans" fo:font-size="9pt" fo:language="en" fo:country="US" fo:font-weight="normal" style:font-name-asian="Lucida Sans Unicode1" style:font-size-asian="6.80000019073486pt" style:language-asian="en" style:country-asian="US" style:font-name-complex="Bitstream Vera Sans" style:font-size-complex="5.09999990463257pt" style:language-complex="en" style:country-complex="US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style:font-name="Bitstream Vera Sans" fo:font-size="9pt"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29"/>
        <table:table-column table:style-name="co1" table:number-columns-repeated="6" table:default-cell-style-name="Default"/>
        <table:table-column table:style-name="co2" table:number-columns-repeated="249" table:default-cell-style-name="Default"/>
        <table:table-row table:style-name="ro1">
          <table:table-cell table:style-name="ce27"/>
          <table:table-cell table:style-name="ce28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1" office:value-type="string" calcext:value-type="string">
            <text:p>F</text:p>
          </table:table-cell>
          <table:table-cell table:style-name="ce29" table:number-columns-repeated="249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M =</text:p>
          </table:table-cell>
          <table:table-cell table:style-name="ce32" office:value-type="float" office:value="9" calcext:value-type="float">
            <text:p>9</text:p>
          </table:table-cell>
          <table:table-cell table:style-name="ce34" office:value-type="string" calcext:value-type="string">
            <text:p>−</text:p>
          </table:table-cell>
          <table:table-cell table:style-name="ce35" office:value-type="float" office:value="4" calcext:value-type="float">
            <text:p>4</text:p>
          </table:table-cell>
          <table:table-cell table:style-name="ce34" office:value-type="string" calcext:value-type="string">
            <text:p>−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49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M =</text:p>
          </table:table-cell>
          <table:table-cell table:style-name="ce30"/>
          <table:table-cell table:style-name="ce35" table:formula="of:=[.C2]-[.E2]" office:value-type="float" office:value="5" calcext:value-type="float">
            <text:p>5</text:p>
          </table:table-cell>
          <table:table-cell table:style-name="ce37"/>
          <table:table-cell table:style-name="ce38" office:value-type="string" calcext:value-type="string">
            <text:p>−</text:p>
          </table:table-cell>
          <table:table-cell table:style-name="ce39" table:formula="of:=[.G2]" office:value-type="float" office:value="3" calcext:value-type="float">
            <text:p>3</text:p>
          </table:table-cell>
          <table:table-cell table:number-columns-repeated="249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M =</text:p>
          </table:table-cell>
          <table:table-cell table:style-name="ce30"/>
          <table:table-cell table:style-name="ce36"/>
          <table:table-cell table:style-name="ce30"/>
          <table:table-cell table:style-name="ce36" table:formula="of:=[.D3]-[.G3]" office:value-type="float" office:value="2" calcext:value-type="float">
            <text:p>2</text:p>
          </table:table-cell>
          <table:table-cell table:style-name="ce39"/>
          <table:table-cell table:number-columns-repeated="249"/>
        </table:table-row>
        <table:table-row table:style-name="ro1" table:number-rows-repeated="3199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loext:min-decimal-places="0" number:min-integer-digits="1" number:grouping="true"/>
      <number:text>   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4P2" style:volatile="true">
      <number:text> -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loext:min-decimal-places="2" number:min-integer-digits="1" number:grouping="true"/>
      <number:text>   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2P2" style:volatile="true">
      <number:text>-</number:text>
      <number:number number:decimal-places="0" loext:min-decimal-places="0" number:min-integer-digits="0"/>
      <number:text>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/00/0000</text:date>, <text:time style:data-style-name="N2" text:time-value="10:58:14.231985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